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b847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b847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0/03/14 AL 16/03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/>
          <table:table-cell table:style-name="ce19"/>
          <table:table-cell table:style-name="ce20"/>
          <table:table-cell table:style-name="ce21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3-15T12:12:47</dc:date>
    <meta:editing-duration>P1DT21H43M58S</meta:editing-duration>
    <meta:editing-cycles>128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50" meta:object-count="0"/>
  </office:meta>
</office:document-meta>
</file>